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57pt" svg:x="12.73pt" svg:y="2.92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6733" calcext:value-type="float">
            <text:p>176733</text:p>
          </table:table-cell>
          <table:table-cell table:style-name="ce1" table:formula="of:=SUM([.H3:.H70])" office:value-type="float" office:value="11022" calcext:value-type="float">
            <text:p>11022</text:p>
          </table:table-cell>
          <table:table-cell table:style-name="ce6" table:formula="of:=([.H72]/[.G72])" office:value-type="percentage" office:value="0.0623652628541359" calcext:value-type="percentage">
            <text:p>6.24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7:44:57.312750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4-03T17:45:10.139867265</dc:date>
    <meta:editing-duration>P2DT16H56M29S</meta:editing-duration>
    <meta:editing-cycles>132</meta:editing-cycles>
    <meta:generator>LibreOffice/6.0.7.3$Linux_X86_64 LibreOffice_project/00m0$Build-3</meta:generator>
    <meta:document-statistic meta:table-count="2" meta:cell-count="142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